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98cm"/>
      <style:paragraph-properties style:writing-mode="lr-tb"/>
    </style:style>
    <style:style style:name="gr3" style:family="graphic" style:parent-style-name="standard">
      <style:graphic-properties draw:stroke="none" draw:fill="none" fo:min-height="11.544cm"/>
      <style:paragraph-properties style:writing-mode="lr-tb"/>
    </style:style>
    <style:style style:name="gr4" style:family="graphic" style:parent-style-name="standard">
      <style:graphic-properties draw:stroke="none" draw:fill="none" fo:min-height="15.126cm"/>
      <style:paragraph-properties style:writing-mode="lr-tb"/>
    </style:style>
    <style:style style:name="gr5" style:family="graphic" style:parent-style-name="standard">
      <style:graphic-properties draw:stroke="none" draw:fill="none" fo:min-height="13.136cm"/>
      <style:paragraph-properties style:writing-mode="lr-tb"/>
    </style:style>
    <style:style style:name="gr6" style:family="graphic" style:parent-style-name="standard">
      <style:graphic-properties draw:stroke="none" draw:fill="none" fo:min-height="4.38cm"/>
      <style:paragraph-properties style:writing-mode="lr-tb"/>
    </style:style>
    <style:style style:name="gr7" style:family="graphic" style:parent-style-name="standard">
      <style:graphic-properties draw:stroke="none" draw:fill="none" fo:min-height="8.758cm"/>
      <style:paragraph-properties style:writing-mode="lr-tb"/>
    </style:style>
    <style:style style:name="gr8" style:family="graphic" style:parent-style-name="standard">
      <style:graphic-properties draw:stroke="none" draw:fill="none" fo:min-height="5.176cm"/>
      <style:paragraph-properties style:writing-mode="lr-tb"/>
    </style:style>
    <style:style style:name="gr9" style:family="graphic" style:parent-style-name="standard">
      <style:graphic-properties draw:stroke="none" draw:fill="none" fo:min-height="10.3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4.74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lang Sess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- Harsh Dusane<text:line-break/><text:line-break/>Topic : Golang Goroutin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rout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ncurrency in Golang is the ability for functions to run independent of each other. Goroutines are functions that are run concurrently. Golang provides Goroutines as a way to handle operations concurrently.</text:p>
              </text:list-item>
              <text:list-item>
                <text:p>New goroutines are created by the go statement.</text:p>
              </text:list-item>
            </text:list>
          </draw:text-box>
        </draw:frame>
        <draw:frame draw:style-name="gr2" draw:text-style-name="P3" draw:layer="layout" svg:width="20.61cm" svg:height="1.048cm" svg:x="3.8cm" svg:y="12.6cm">
          <draw:text-box>
            <text:p text:style-name="P2">sum() <text:s text:c="4"/>// A normal function call that executes sum synchronously and waits for completing it</text:p>
            <text:p text:style-name="P2">go sum() <text:s/>// A goroutine that executes sum asynchronously and doesn't wait for completing it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Goroutin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12.567cm" svg:height="11.794cm" svg:x="5.2cm" svg:y="2.806cm">
          <draw:text-box>
            <text:p text:style-name="P2">package main</text:p>
            <text:p text:style-name="P2">import (</text:p>
            <text:p text:style-name="P2"><text:s text:c="8"/>"fmt"</text:p>
            <text:p text:style-name="P2"><text:s text:c="8"/>"io/ioutil"</text:p>
            <text:p text:style-name="P2"><text:s text:c="8"/>"log"</text:p>
            <text:p text:style-name="P2"><text:s text:c="8"/>"net/http"</text:p>
            <text:p text:style-name="P2"><text:s text:c="8"/>"time"</text:p>
            <text:p text:style-name="P2">)</text:p>
            <text:p text:style-name="P2">func responseSize(url string) {</text:p>
            <text:p text:style-name="P2"><text:s text:c="8"/>fmt.Println("Step1: ", url)</text:p>
            <text:p text:style-name="P2"><text:s text:c="8"/>response, err := http.Get(url)</text:p>
            <text:p text:style-name="P2"><text:s text:c="8"/>if err != nil {</text:p>
            <text:p text:style-name="P2"><text:s text:c="16"/>log.Fatal(err)</text:p>
            <text:p text:style-name="P2"><text:s text:c="8"/>}</text:p>
            <text:p text:style-name="P2"><text:s text:c="8"/>fmt.Println("Step2: ", url)</text:p>
            <text:p text:style-name="P2"><text:s text:c="8"/>defer response.Body.Close()</text:p>
            <text:p text:style-name="P2"><text:s text:c="8"/>fmt.Println("Step3: ", url)</text:p>
            <text:p text:style-name="P2"><text:s text:c="8"/>body, err := ioutil.ReadAll(response.Body)</text:p>
            <text:p text:style-name="P2"><text:s text:c="8"/>if err != nil {</text:p>
            <text:p text:style-name="P2"><text:s text:c="16"/>log.Fatal(err)</text:p>
            <text:p text:style-name="P2"><text:s text:c="8"/>}</text:p>
            <text:p text:style-name="P2"><text:s text:c="8"/>fmt.Println("Step4: ", len(body))</text:p>
            <text:p text:style-name="P2">}</text:p>
            <text:p text:style-name="P2">func main() {</text:p>
            <text:p text:style-name="P2"><text:s text:c="8"/>go responseSize("https://www.golangprograms.com")</text:p>
            <text:p text:style-name="P2"><text:s text:c="8"/>go responseSize("https://coderwall.com")</text:p>
            <text:p text:style-name="P2"><text:s text:c="8"/>go responseSize("https://stackoverflow.com")</text:p>
            <text:p text:style-name="P2"><text:s text:c="8"/>time.Sleep(10 * time.Second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7.6cm" svg:height="6.945cm" svg:x="1.2cm" svg:y="2.355cm" presentation:class="title" presentation:user-transformed="true">
          <draw:text-box>
            <text:p>Waiting for Goroutines to Finish Execu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3" draw:layer="layout" svg:width="17.435cm" svg:height="15.376cm" svg:x="10.565cm" svg:y="0.4cm">
          <draw:text-box>
            <text:p text:style-name="P2">package main</text:p>
            <text:p text:style-name="P2">import (</text:p>
            <text:p text:style-name="P2"><text:s text:c="8"/>"fmt"</text:p>
            <text:p text:style-name="P2"><text:s text:c="8"/>"io/ioutil"</text:p>
            <text:p text:style-name="P2"><text:s text:c="8"/>"log"</text:p>
            <text:p text:style-name="P2"><text:s text:c="8"/>"net/http"</text:p>
            <text:p text:style-name="P2"><text:s text:c="8"/>"sync"</text:p>
            <text:p text:style-name="P2">)</text:p>
            <text:p text:style-name="P2">// WaitGroup is used to wait for the program to finish goroutines.</text:p>
            <text:p text:style-name="P2">var wg sync.WaitGroup</text:p>
            <text:p text:style-name="P2">func responseSize(url string) {</text:p>
            <text:p text:style-name="P2"><text:s text:c="8"/>// Schedule the call to WaitGroup's Done to tell goroutine is completed.</text:p>
            <text:p text:style-name="P2"><text:s text:c="8"/>defer wg.Done()</text:p>
            <text:p text:style-name="P2"><text:s text:c="8"/>fmt.Println("Step1: ", url)</text:p>
            <text:p text:style-name="P2"><text:s text:c="8"/>response, err := http.Get(url)</text:p>
            <text:p text:style-name="P2"><text:s text:c="8"/>if err != nil {</text:p>
            <text:p text:style-name="P2"><text:s text:c="16"/>log.Fatal(err)</text:p>
            <text:p text:style-name="P2"><text:s text:c="8"/>}</text:p>
            <text:p text:style-name="P2"><text:s text:c="8"/>fmt.Println("Step2: ", url)</text:p>
            <text:p text:style-name="P2"><text:s text:c="8"/>defer response.Body.Close()</text:p>
            <text:p text:style-name="P2"><text:s text:c="8"/>fmt.Println("Step3: ", url)</text:p>
            <text:p text:style-name="P2"><text:s text:c="8"/>body, err := ioutil.ReadAll(response.Body)</text:p>
            <text:p text:style-name="P2"><text:s text:c="8"/>if err != nil {</text:p>
            <text:p text:style-name="P2"><text:s text:c="16"/>log.Fatal(err)</text:p>
            <text:p text:style-name="P2"><text:s text:c="8"/>}</text:p>
            <text:p text:style-name="P2"><text:s text:c="8"/>fmt.Println("Step4: ", len(body))</text:p>
            <text:p text:style-name="P2">}</text:p>
            <text:p text:style-name="P2">func main() {</text:p>
            <text:p text:style-name="P2"><text:s text:c="8"/>// Add a count of three, one for each goroutine.</text:p>
            <text:p text:style-name="P2"><text:s text:c="8"/>wg.Add(3)</text:p>
            <text:p text:style-name="P2"><text:s text:c="8"/>fmt.Println("Start Goroutines")</text:p>
            <text:p text:style-name="P2"><text:s text:c="8"/>go responseSize("https://www.golangprograms.com")</text:p>
            <text:p text:style-name="P2"><text:s text:c="8"/>go responseSize("https://stackoverflow.com")</text:p>
            <text:p text:style-name="P2"><text:s text:c="8"/>go responseSize("https://coderwall.com")</text:p>
            <text:p text:style-name="P2"><text:s text:c="8"/>// Wait for the goroutines to finish.</text:p>
            <text:p text:style-name="P2"><text:s text:c="8"/>wg.Wait()</text:p>
            <text:p text:style-name="P2"><text:s text:c="8"/>fmt.Println("Terminating Program"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9.6cm" svg:height="5.209cm" svg:x="0.8cm" svg:y="4.991cm" presentation:class="title" presentation:user-transformed="true">
          <draw:text-box>
            <text:p>Fetch Values from Goroutin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3" draw:layer="layout" svg:width="17.435cm" svg:height="13.386cm" svg:x="10.2cm" svg:y="0.4cm">
          <draw:text-box>
            <text:p text:style-name="P2">package main</text:p>
            <text:p text:style-name="P2">import (</text:p>
            <text:p text:style-name="P2"><text:s text:c="8"/>"fmt"</text:p>
            <text:p text:style-name="P2"><text:s text:c="8"/>"io/ioutil"</text:p>
            <text:p text:style-name="P2"><text:s text:c="8"/>"log"</text:p>
            <text:p text:style-name="P2"><text:s text:c="8"/>"net/http"</text:p>
            <text:p text:style-name="P2"><text:s text:c="8"/>"sync"</text:p>
            <text:p text:style-name="P2">)</text:p>
            <text:p text:style-name="P2">// WaitGroup is used to wait for the program to finish goroutines.</text:p>
            <text:p text:style-name="P2">var wg sync.WaitGroup</text:p>
            <text:p text:style-name="P2">func responseSize(url string, nums chan int) {</text:p>
            <text:p text:style-name="P2"><text:s text:c="8"/>// Schedule the call to WaitGroup's Done to tell goroutine is completed.</text:p>
            <text:p text:style-name="P2"><text:s text:c="8"/>defer wg.Done()</text:p>
            <text:p text:style-name="P2"><text:s text:c="8"/>response, err := http.Get(url)</text:p>
            <text:p text:style-name="P2"><text:s text:c="8"/>if err != nil {</text:p>
            <text:p text:style-name="P2"><text:s text:c="16"/>log.Fatal(err)</text:p>
            <text:p text:style-name="P2"><text:s text:c="8"/>}</text:p>
            <text:p text:style-name="P2"><text:s text:c="8"/>defer response.Body.Close()</text:p>
            <text:p text:style-name="P2"><text:s text:c="8"/>body, err := ioutil.ReadAll(response.Body)</text:p>
            <text:p text:style-name="P2"><text:s text:c="8"/>if err != nil {</text:p>
            <text:p text:style-name="P2"><text:s text:c="16"/>log.Fatal(err)</text:p>
            <text:p text:style-name="P2"><text:s text:c="8"/>}</text:p>
            <text:p text:style-name="P2"><text:s text:c="8"/>// Send value to the unbuffered channel</text:p>
            <text:p text:style-name="P2"><text:s text:c="8"/>nums &lt;- len(body)</text:p>
            <text:p text:style-name="P2">}</text:p>
            <text:p text:style-name="P2">func main() {</text:p>
            <text:p text:style-name="P2"><text:s text:c="8"/>nums := make(chan int) // Declare a unbuffered channel</text:p>
            <text:p text:style-name="P2"><text:s text:c="8"/>wg.Add(1)</text:p>
            <text:p text:style-name="P2"><text:s text:c="8"/>go responseSize("https://www.golangprograms.com", nums)</text:p>
            <text:p text:style-name="P2"><text:s text:c="8"/>fmt.Println(&lt;-nums) // Read the value from unbuffered channel</text:p>
            <text:p text:style-name="P2"><text:s text:c="8"/>wg.Wait()</text:p>
            <text:p text:style-name="P2"><text:s text:c="8"/>close(nums) // Closes the channel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Play and Pause Execution of Goroutin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6" draw:text-style-name="P3" draw:layer="layout" svg:width="9.392cm" svg:height="4.63cm" svg:x="2.208cm" svg:y="4cm">
          <draw:text-box>
            <text:p text:style-name="P2">import (</text:p>
            <text:p text:style-name="P2"><text:s text:c="8"/>"fmt"</text:p>
            <text:p text:style-name="P2"><text:s text:c="8"/>"sync"</text:p>
            <text:p text:style-name="P2"><text:s text:c="8"/>"time"</text:p>
            <text:p text:style-name="P2">)</text:p>
            <text:p text:style-name="P2">var i int</text:p>
            <text:p text:style-name="P2">func work() {</text:p>
            <text:p text:style-name="P2"><text:s text:c="8"/>time.Sleep(250 * time.Millisecond)</text:p>
            <text:p text:style-name="P2"><text:s text:c="8"/>i++</text:p>
            <text:p text:style-name="P2"><text:s text:c="8"/>fmt.Println(i)</text:p>
            <text:p text:style-name="P2">}</text:p>
          </draw:text-box>
        </draw:frame>
        <draw:frame draw:style-name="gr7" draw:text-style-name="P3" draw:layer="layout" svg:width="12.567cm" svg:height="9.008cm" svg:x="11.233cm" svg:y="4.192cm">
          <draw:text-box>
            <text:p text:style-name="P2">func routine(command &lt;-chan string, wg *sync.WaitGroup) {</text:p>
            <text:p text:style-name="P2"><text:s text:c="8"/>defer wg.Done()</text:p>
            <text:p text:style-name="P2"><text:s text:c="8"/>var status = "Play"</text:p>
            <text:p text:style-name="P2"><text:s text:c="8"/>for {</text:p>
            <text:p text:style-name="P2"><text:s text:c="16"/>select {</text:p>
            <text:p text:style-name="P2"><text:s text:c="16"/>case cmd := &lt;-command:</text:p>
            <text:p text:style-name="P2"><text:s text:c="24"/>fmt.Println(cmd)</text:p>
            <text:p text:style-name="P2"><text:s text:c="24"/>switch cmd {</text:p>
            <text:p text:style-name="P2"><text:s text:c="24"/>case "Stop":</text:p>
            <text:p text:style-name="P2"><text:s text:c="32"/>return</text:p>
            <text:p text:style-name="P2"><text:s text:c="24"/>case "Pause":</text:p>
            <text:p text:style-name="P2"><text:s text:c="32"/>status = "Pause"</text:p>
            <text:p text:style-name="P2"><text:s text:c="24"/>default:</text:p>
            <text:p text:style-name="P2"><text:s text:c="32"/>status = "Play"</text:p>
            <text:p text:style-name="P2"><text:s text:c="24"/>}</text:p>
            <text:p text:style-name="P2"><text:s text:c="16"/>default:</text:p>
            <text:p text:style-name="P2"><text:s text:c="24"/>if status == "Play" {</text:p>
            <text:p text:style-name="P2"><text:s text:c="32"/>work()</text:p>
            <text:p text:style-name="P2"><text:s text:c="24"/>}</text:p>
            <text:p text:style-name="P2"><text:s text:c="16"/>}</text:p>
            <text:p text:style-name="P2"><text:s text:c="8"/>}</text:p>
            <text:p text:style-name="P2">}</text:p>
          </draw:text-box>
        </draw:frame>
        <draw:frame draw:style-name="gr8" draw:text-style-name="P3" draw:layer="layout" svg:width="8.122cm" svg:height="5.426cm" svg:x="2.2cm" svg:y="9cm">
          <draw:text-box>
            <text:p text:style-name="P2">func main() {</text:p>
            <text:p text:style-name="P2"><text:s text:c="8"/>var wg sync.WaitGroup</text:p>
            <text:p text:style-name="P2"><text:s text:c="8"/>wg.Add(1)</text:p>
            <text:p text:style-name="P2"><text:s text:c="8"/>command := make(chan string)</text:p>
            <text:p text:style-name="P2"><text:s text:c="8"/>go routine(command, &amp;wg)</text:p>
            <text:p text:style-name="P2"><text:s text:c="8"/>time.Sleep(1 * time.Second)</text:p>
            <text:p text:style-name="P2"><text:s text:c="8"/>command &lt;- "Pause"</text:p>
            <text:p text:style-name="P2"><text:s text:c="8"/>time.Sleep(1 * time.Second)</text:p>
            <text:p text:style-name="P2"><text:s text:c="8"/>command &lt;- "Play"</text:p>
            <text:p text:style-name="P2"><text:s text:c="8"/>time.Sleep(1 * time.Second)</text:p>
            <text:p text:style-name="P2"><text:s text:c="8"/>command &lt;- "Stop"</text:p>
            <text:p text:style-name="P2"><text:s text:c="8"/>wg.Wait(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Fix Race Condition using Atomic Functio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9" draw:text-style-name="P3" draw:layer="layout" svg:width="18.705cm" svg:height="10.6cm" svg:x="4.695cm" svg:y="3.685cm">
          <draw:text-box>
            <text:p text:style-name="P2">package main</text:p>
            <text:p text:style-name="P2">import (</text:p>
            <text:p text:style-name="P2"><text:s text:c="8"/>"fmt"</text:p>
            <text:p text:style-name="P2"><text:s text:c="8"/>"runtime"</text:p>
            <text:p text:style-name="P2"><text:s text:c="8"/>"sync"</text:p>
            <text:p text:style-name="P2"><text:s text:c="8"/>"sync/atomic"</text:p>
            <text:p text:style-name="P2">)</text:p>
            <text:p text:style-name="P2">var (</text:p>
            <text:p text:style-name="P2"><text:s text:c="8"/>counter int32 <text:s text:c="9"/>// counter is a variable incremented by all goroutines.</text:p>
            <text:p text:style-name="P2"><text:s text:c="8"/>wg <text:s text:c="5"/>sync.WaitGroup // wg is used to wait for the program to finish.</text:p>
            <text:p text:style-name="P2">)</text:p>
            <text:p text:style-name="P2">func main() {</text:p>
            <text:p text:style-name="P2"><text:s text:c="8"/>wg.Add(3) // Add a count of two, one for each goroutine.</text:p>
            <text:p text:style-name="P2"><text:s text:c="8"/>go increment("Python")</text:p>
            <text:p text:style-name="P2"><text:s text:c="8"/>go increment("Java")</text:p>
            <text:p text:style-name="P2"><text:s text:c="8"/>go increment("Golang")</text:p>
            <text:p text:style-name="P2"><text:s text:c="8"/>wg.Wait() // Wait for the goroutines to finish.</text:p>
            <text:p text:style-name="P2"><text:s text:c="8"/>fmt.Println("Counter:", counter)</text:p>
            <text:p text:style-name="P2">}</text:p>
            <text:p text:style-name="P2">func increment(name string) {</text:p>
            <text:p text:style-name="P2"><text:s text:c="8"/>defer wg.Done() // Schedule the call to Done to tell main we are done.</text:p>
            <text:p text:style-name="P2"><text:s text:c="8"/>for range name {</text:p>
            <text:p text:style-name="P2"><text:s text:c="16"/>atomic.AddInt32(&amp;counter, 1)</text:p>
            <text:p text:style-name="P2"><text:s text:c="16"/>runtime.Gosched() // Yield the thread and be placed back in queue.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fine Critical Sections using Mutex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3" draw:layer="layout" svg:width="18.705cm" svg:height="11.794cm" svg:x="4.8cm" svg:y="3.206cm">
          <draw:text-box>
            <text:p text:style-name="P2">package main</text:p>
            <text:p text:style-name="P2">import (</text:p>
            <text:p text:style-name="P2"><text:s text:c="8"/>"fmt"</text:p>
            <text:p text:style-name="P2"><text:s text:c="8"/>"sync"</text:p>
            <text:p text:style-name="P2">)</text:p>
            <text:p text:style-name="P2">var (</text:p>
            <text:p text:style-name="P2"><text:s text:c="8"/>counter int32 <text:s text:c="9"/>// counter is a variable incremented by all goroutines.</text:p>
            <text:p text:style-name="P2"><text:s text:c="8"/>wg <text:s text:c="5"/>sync.WaitGroup // wg is used to wait for the program to finish.</text:p>
            <text:p text:style-name="P2"><text:s text:c="8"/>mutex <text:s text:c="2"/>sync.Mutex <text:s text:c="4"/>// mutex is used to define a critical section of code.</text:p>
            <text:p text:style-name="P2">)</text:p>
            <text:p text:style-name="P2">func main() {</text:p>
            <text:p text:style-name="P2"><text:s text:c="8"/>wg.Add(3) // Add a count of two, one for each goroutine.</text:p>
            <text:p text:style-name="P2"><text:s text:c="8"/>go increment("Python")</text:p>
            <text:p text:style-name="P2"><text:s text:c="8"/>go increment("Go Programming Language")</text:p>
            <text:p text:style-name="P2"><text:s text:c="8"/>go increment("Java")</text:p>
            <text:p text:style-name="P2"><text:s text:c="8"/>wg.Wait() // Wait for the goroutines to finish.</text:p>
            <text:p text:style-name="P2"><text:s text:c="8"/>fmt.Println("Counter:", counter)</text:p>
            <text:p text:style-name="P2">}</text:p>
            <text:p text:style-name="P2">func increment(lang string) {</text:p>
            <text:p text:style-name="P2"><text:s text:c="8"/>defer wg.Done() // Schedule the call to Done to tell main we are done.</text:p>
            <text:p text:style-name="P2"><text:s text:c="8"/>for i := 0; i &lt; 3; i++ {</text:p>
            <text:p text:style-name="P2"><text:s text:c="16"/>mutex.Lock()</text:p>
            <text:p text:style-name="P2"><text:s text:c="16"/>{</text:p>
            <text:p text:style-name="P2"><text:s text:c="24"/>fmt.Println(lang)</text:p>
            <text:p text:style-name="P2"><text:s text:c="24"/>counter++</text:p>
            <text:p text:style-name="P2"><text:s text:c="16"/>}</text:p>
            <text:p text:style-name="P2"><text:s text:c="16"/>mutex.Unlock(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1:12:56.233303643</meta:creation-date>
    <dc:date>2021-02-04T11:44:29.545617668</dc:date>
    <meta:editing-duration>PT8S</meta:editing-duration>
    <meta:editing-cycles>1</meta:editing-cycles>
    <meta:document-statistic meta:object-count="62"/>
    <meta:generator>LibreOffice/6.4.6.2$Linux_X86_64 LibreOffice_project/40$Build-2</meta:generator>
  </office:meta>
</office:document-meta>
</file>